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8c841" officeooo:paragraph-rsid="0008c841"/>
    </style:style>
    <style:style style:name="P2" style:family="paragraph" style:parent-style-name="Standard">
      <style:paragraph-properties fo:text-align="center" style:justify-single-word="false"/>
      <style:text-properties officeooo:rsid="0008c841" officeooo:paragraph-rsid="0008c841"/>
    </style:style>
    <style:style style:name="P3" style:family="paragraph" style:parent-style-name="Standard">
      <style:text-properties officeooo:rsid="0008c841" officeooo:paragraph-rsid="00098c18"/>
    </style:style>
    <style:style style:name="P4" style:family="paragraph" style:parent-style-name="Standard">
      <style:text-properties officeooo:rsid="000ad9b5" officeooo:paragraph-rsid="000ad9b5"/>
    </style:style>
    <style:style style:name="T1" style:family="text">
      <style:text-properties officeooo:rsid="00098c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orkPrimaryGenerator</text:p>
      <text:p text:style-name="P1"/>
      <text:p text:style-name="P1">Summary</text:p>
      <text:p text:style-name="P1"/>
      <text:p text:style-name="P1">This class takes in a pointer to an event and a vector contianing the intial source neutron data for that event. It then loops through the vector, extracting the data, using it to create the new particles and then adding it to the event.</text:p>
      <text:p text:style-name="P1"/>
      <text:p text:style-name="P1">Function by Function</text:p>
      <text:p text:style-name="P1"/>
      <text:p text:style-name="P1">GeneratePrimaryVertices(G4Event *evt, NeutronSources *nSource)</text:p>
      <text:p text:style-name="P1"/>
      <text:p text:style-name="P3">it loops through the nSource vector, copying the data from each nSource element into a temporary StorkNeutronData object called source. With each iteration of the loop the global time of the neutrons creation and the neutron position (contianed by source) is stored in a G4PrimaryVertex object <text:span text:style-name="T1">called vertex</text:span>, the <text:span text:style-name="T1">particle type (contained by a G4ParticleDefinition which is set in </text:span>StorkPrimaryGenerator<text:span text:style-name="T1">Action) and the neutron momentum (contianed in source) is stored in a G4PrimaryParticle object called particle, the mass, charge and polarization of the neutron is set in the particle object, the neutron lifetime and pathlengths for the possible interactions are stored in StorkPrimaryNeutronInfo object called pnInfo, the pnInfo is then stored in particle, particle is stored in vertex and vertex is stored in the event.</text:span></text:p>
      <text:p text:style-name="P3"/>
      <text:p text:style-name="P4">SetParticleType(G4ParticleDefinition *nType)</text:p>
      <text:p text:style-name="P4"/>
      <text:p text:style-name="P4">This function sets the type of particle to be gener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sley Ford</meta:initial-creator>
    <meta:creation-date>2014-07-24T10:41:13.571728007</meta:creation-date>
    <dc:date>2014-07-24T11:24:28.107708871</dc:date>
    <dc:creator>Wesley Ford</dc:creator>
    <meta:editing-duration>PT12M52S</meta:editing-duration>
    <meta:editing-cycles>2</meta:editing-cycles>
    <meta:generator>LibreOffice/4.2.5.2$Linux_X86_64 LibreOffice_project/420$Build-2</meta:generator>
    <meta:document-statistic meta:table-count="0" meta:image-count="0" meta:object-count="0" meta:page-count="1" meta:paragraph-count="8" meta:word-count="189" meta:character-count="1268" meta:non-whitespace-character-count="1087"/>
  </office:meta>
</office:document-meta>
</file>